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.5563in" table:align="left"/>
    </style:style>
    <style:style style:name="Table1.A" style:family="table-column">
      <style:table-column-properties style:column-width="2.5563in"/>
    </style:style>
    <style:style style:name="Table1.A1" style:family="table-cell">
      <style:table-cell-properties style:vertical-align="middle" fo:padding="0.0194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lar Cube is a java-script/HTML visualization module for the MBMC solar power monitor system. The web server is hosted on a PIC32 controller that receives system data from a PIC18 primary DAQ system that monitors and controls the charge controller , (controller and energy bank) batteries with remote DAQ TCP clients monitoring the remote panels.</text:p>
      <text:p text:style-name="Standard"/>
      <text:p text:style-name="Standard">One requirement of the system is a simple way to tell at a glance the current operating mode and relative power levels using a mobile device like Android tablets or phones. Tabular or graphic chart displays of data are great for understanding complex systems data in detail but I wanted a intuitive non-numeric display of the most important items of current system data using symbolic visual <text:s/>parameters of power flow/direction, voltage and current levels. For this I chose a 3D cube (currently wire-frame) model and a 2D screen-view of the color, size (Z) and X/Y rotation speed of that cube.</text:p>
      <text:p text:style-name="Standard"/>
      <text:p text:style-name="Standard">There are several levels of processing needed to display the data on the browser. The Cube display uses</text:p>
      <text:p text:style-name="Standard">three.js as the JavaScript 3D library. That library and the display program run on the browser of the display device so the PIC32 only has to upload the code.</text:p>
      <text:p text:style-name="Standard">https://github.com/mrdoob/three.js/</text:p>
      <text:p text:style-name="Standard"/>
      <text:p text:style-name="Standard"/>
      <text:p text:style-name="Standard">From the server JavaScript code: (The first number is a callback function code for the web server) </text:p>
      <text:p text:style-name="Standard"/>
      <text:p text:style-name="Standard"><text:s/>// <text:tab/>We need several parameters to visualize the system operation</text:p>
      <text:p text:style-name="Standard"><text:s/>//<text:tab/>130 <text:s text:c="4"/>z<text:tab/>cube size 0,1000: <text:s/><text:tab/><text:tab/>changes the camera z to the absolute power of the system</text:p>
      <text:p text:style-name="Standard"><text:s/>//<text:tab/>131 <text:s text:c="4"/>mycolor<text:tab/>cube base color 0x000000:<text:tab/>HTML HEX color codes, green shades positive solar power in-flow, </text:p>
      <text:p text:style-name="Standard">//<text:tab/><text:tab/><text:tab/><text:tab/><text:tab/><text:tab/><text:tab/>red shades load power out-flow, blue shades positive charger power in-flow</text:p>
      <text:p text:style-name="Standard">//<text:tab/>132 <text:s text:c="4"/>x<text:tab/>cube rotation speed 0,10:<text:tab/>solar voltage indicator</text:p>
      <text:p text:style-name="Standard">//<text:tab/>133 <text:s text:c="4"/>y<text:tab/>cube rotation speed 0,10:<text:tab/>solar or battery current indicator</text:p>
      <text:p text:style-name="Standard">...</text:p>
      <text:p text:style-name="Standard">This puts the PIC32 data in the correct format for the JavaScript program to use.</text:p>
      <text:p text:style-name="Standard"><text:s/>camera.position.z = ~mbmcdata(130)~; // this sets up the data for other cube functions so it must be first</text:p>
      <text:p text:style-name="Standard"><text:s/>mycolor = ~mbmcdata(131)~;</text:p>
      <text:p text:style-name="Standard"><text:s/>mesh.rotation.x += (0.03 * ~mbmcdata(132)~);</text:p>
      <text:p text:style-name="Standard"><text:s/>mesh.rotation.y += (0.03 * ~mbmcdata(133)~);</text:p>
      <text:p text:style-name="Standard"><text:s/>mesh.material.color.setHex(mycolor);</text:p>
      <text:p text:style-name="Standard">or the equivalent XML variable data (cube(x)) that's updated a few times a second to animate the </text:p>
      <text:p text:style-name="Standard">cube in real-time.</text:p>
      <text:p text:style-name="Standard"/>
      <text:p text:style-name="Standard">XML data exchange file:</text:p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&lt;response&gt;<text:bookmark text:name="LC2"/></text:p>
          </table:table-cell>
        </table:table-row>
        <table:table-row>
          <table:table-cell table:style-name="Table1.A1" office:value-type="string">
            <text:p text:style-name="Table_20_Contents">&lt;led0&gt;~led(0)~&lt;/led0&gt;<text:bookmark text:name="LC3"/></text:p>
          </table:table-cell>
        </table:table-row>
        <table:table-row>
          <table:table-cell table:style-name="Table1.A1" office:value-type="string">
            <text:p text:style-name="Table_20_Contents">&lt;led1&gt;~led(1)~&lt;/led1&gt;<text:bookmark text:name="LC4"/></text:p>
          </table:table-cell>
        </table:table-row>
        <table:table-row>
          <table:table-cell table:style-name="Table1.A1" office:value-type="string">
            <text:p text:style-name="Table_20_Contents">&lt;led2&gt;~led(2)~&lt;/led2&gt;<text:bookmark text:name="LC5"/></text:p>
          </table:table-cell>
        </table:table-row>
        <table:table-row>
          <table:table-cell table:style-name="Table1.A1" office:value-type="string">
            <text:p text:style-name="Table_20_Contents">&lt;led3&gt;~led(3)~&lt;/led3&gt;<text:bookmark text:name="LC6"/></text:p>
          </table:table-cell>
        </table:table-row>
        <text:soft-page-break/>
        <table:table-row>
          <table:table-cell table:style-name="Table1.A1" office:value-type="string">
            <text:p text:style-name="Table_20_Contents">&lt;led4&gt;~led(4)~&lt;/led4&gt;<text:bookmark text:name="LC7"/></text:p>
          </table:table-cell>
        </table:table-row>
        <table:table-row>
          <table:table-cell table:style-name="Table1.A1" office:value-type="string">
            <text:p text:style-name="Table_20_Contents">&lt;led5&gt;~led(5)~&lt;/led5&gt;<text:bookmark text:name="LC8"/></text:p>
          </table:table-cell>
        </table:table-row>
        <table:table-row>
          <table:table-cell table:style-name="Table1.A1" office:value-type="string">
            <text:p text:style-name="Table_20_Contents">&lt;led6&gt;~led(6)~&lt;/led6&gt;<text:bookmark text:name="LC9"/></text:p>
          </table:table-cell>
        </table:table-row>
        <table:table-row>
          <table:table-cell table:style-name="Table1.A1" office:value-type="string">
            <text:p text:style-name="Table_20_Contents">&lt;led7&gt;~led(7)~&lt;/led7&gt;<text:bookmark text:name="LC10"/></text:p>
          </table:table-cell>
        </table:table-row>
        <table:table-row>
          <table:table-cell table:style-name="Table1.A1" office:value-type="string">
            <text:p text:style-name="Table_20_Contents">&lt;btn0&gt;~btn(0)~&lt;/btn0&gt;<text:bookmark text:name="LC11"/></text:p>
          </table:table-cell>
        </table:table-row>
        <table:table-row>
          <table:table-cell table:style-name="Table1.A1" office:value-type="string">
            <text:p text:style-name="Table_20_Contents">&lt;btn1&gt;~btn(1)~&lt;/btn1&gt;<text:bookmark text:name="LC12"/></text:p>
          </table:table-cell>
        </table:table-row>
        <table:table-row>
          <table:table-cell table:style-name="Table1.A1" office:value-type="string">
            <text:p text:style-name="Table_20_Contents">&lt;btn2&gt;~btn(2)~&lt;/btn2&gt;<text:bookmark text:name="LC13"/></text:p>
          </table:table-cell>
        </table:table-row>
        <table:table-row>
          <table:table-cell table:style-name="Table1.A1" office:value-type="string">
            <text:p text:style-name="Table_20_Contents">&lt;btn3&gt;~btn(3)~&lt;/btn3&gt;<text:bookmark text:name="LC14"/></text:p>
          </table:table-cell>
        </table:table-row>
        <table:table-row>
          <table:table-cell table:style-name="Table1.A1" office:value-type="string">
            <text:p text:style-name="Table_20_Contents">&lt;pot0&gt;~pot~&lt;/pot0&gt;<text:bookmark text:name="LC15"/></text:p>
          </table:table-cell>
        </table:table-row>
        <table:table-row>
          <table:table-cell table:style-name="Table1.A1" office:value-type="string">
            <text:p text:style-name="Table_20_Contents">&lt;cube0&gt;~mbmcdata(130)~&lt;/cube0&gt;<text:bookmark text:name="LC16"/></text:p>
          </table:table-cell>
        </table:table-row>
        <table:table-row>
          <table:table-cell table:style-name="Table1.A1" office:value-type="string">
            <text:p text:style-name="Table_20_Contents">&lt;cube1&gt;~mbmcdata(131)~&lt;/cube1&gt;<text:bookmark text:name="LC17"/></text:p>
          </table:table-cell>
        </table:table-row>
        <table:table-row>
          <table:table-cell table:style-name="Table1.A1" office:value-type="string">
            <text:p text:style-name="Table_20_Contents">&lt;cube2&gt;~mbmcdata(132)~&lt;/cube2&gt;<text:bookmark text:name="LC18"/></text:p>
          </table:table-cell>
        </table:table-row>
        <table:table-row>
          <table:table-cell table:style-name="Table1.A1" office:value-type="string">
            <text:p text:style-name="Table_20_Contents">&lt;cube3&gt;~mbmcdata(133)~&lt;/cube3&gt;<text:bookmark text:name="LC19"/></text:p>
          </table:table-cell>
        </table:table-row>
        <table:table-row>
          <table:table-cell table:style-name="Table1.A1" office:value-type="string">
            <text:p text:style-name="Table_20_Contents">&lt;/response&gt;</text:p>
          </table:table-cell>
        </table:table-row>
      </table:table>
      <text:p text:style-name="Standard"/>
      <text:p text:style-name="Standard">…</text:p>
      <text:p text:style-name="Standard">The PIC32 C code for a typical callback function: It replaces ~mbmcdata(133)~ with a string of the</text:p>
      <text:p text:style-name="Standard">current data.</text:p>
      <text:p text:style-name="Standard"/>
      <text:p text:style-name="Standard"><text:tab/>case 133:</text:p>
      <text:p text:style-name="Standard"><text:tab/><text:tab/>// fixup battery charging current for Solar Cube</text:p>
      <text:p text:style-name="Standard"><text:tab/><text:tab/>mbmc_buffer.current = mbmc_buffer.currentin; // default on PV current to CC</text:p>
      <text:p text:style-name="Standard"><text:tab/><text:tab/>if (mbmc_buffer.boc == 1) { // charging 1</text:p>
      <text:p text:style-name="Standard"><text:tab/><text:tab/><text:tab/>mbmc_buffer.current = cell[1].current;</text:p>
      <text:p text:style-name="Standard"><text:tab/><text:tab/>}</text:p>
      <text:p text:style-name="Standard"><text:tab/><text:tab/>if (mbmc_buffer.boc == 2) { // charging 2</text:p>
      <text:p text:style-name="Standard"><text:tab/><text:tab/><text:tab/>mbmc_buffer.current = cell[2].current;</text:p>
      <text:p text:style-name="Standard"><text:tab/><text:tab/>}</text:p>
      <text:p text:style-name="Standard"><text:tab/><text:tab/>mbmc_put(mbmc_buffer.current / 5, 2);</text:p>
      <text:p text:style-name="Standard"><text:tab/><text:tab/>break;</text:p>
      <text:p text:style-name="Standard"/>
      <text:p text:style-name="Standard">The PIC18 C ADC code that actually reads the current sensor. This data is processed, formatted and sent to the PIC32 as a high speed RS232 9bit data-stream with CRC error checking.</text:p>
      <text:p text:style-name="Standard">...</text:p>
      <text:p text:style-name="Standard"><text:tab/>ADC_zero();</text:p>
      <text:p text:style-name="Standard"><text:tab/>// very long measurement sample time to get several PWM cycles from CC</text:p>
      <text:p text:style-name="Standard"><text:tab/>Vin = ADC_get(ADC_CH5, ADC_SAMP_S, ADC5_OFF, adc_cal[5], 1, TRUE); // RF0 <text:s/>for input current AMP300, battery current</text:p>
      <text:p text:style-name="Standard"><text:tab/>a300 = Vin; // raw ADC value</text:p>
      <text:p text:style-name="Standard"/>
      <text:p text:style-name="Standard">Some of the PIC18 data-stream structures:</text:p>
      <text:p text:style-name="Standard">...</text:p>
      <text:p text:style-name="Standard">// SDCARD data format structure using TypeDefs for pic32 host</text:p>
      <text:p text:style-name="Standard">#if defined(__18CXX)</text:p>
      <text:p text:style-name="Standard"/>
      <text:p text:style-name="Standard">typedef struct mbmcdata { // C18 uses byte alignment</text:p>
      <text:p text:style-name="Standard"><text:soft-page-break/>#else</text:p>
      <text:p text:style-name="Standard"/>
      <text:p text:style-name="Standard">typedef struct __attribute__((aligned(1))) mbmcdata { // force C32 to byte alignment, 32bit alignment is still critical</text:p>
      <text:p text:style-name="Standard">#endif</text:p>
      <text:p text:style-name="Standard"><text:s text:c="4"/>int32_t ccvoltage, inputvoltage, primarypower_B1, primarypower_B2, systemvoltage;</text:p>
      <text:p text:style-name="Standard"><text:s text:c="4"/>int32_t currentin, current, currentload;</text:p>
      <text:p text:style-name="Standard"><text:s text:c="4"/>int32_t current_B1, current_B2;</text:p>
      <text:p text:style-name="Standard"><text:s text:c="4"/>int32_t thermo_batt, cef_boc; // cef*100</text:p>
      <text:p text:style-name="Standard"><text:s text:c="4"/>int32_t PRIPOWEROK, DIPSW;</text:p>
      <text:p text:style-name="Standard"><text:s text:c="4"/>int32_t pick, boi, boc, alert, bn;</text:p>
      <text:p text:style-name="Standard"><text:s text:c="4"/>int32_t misc1, misc2;</text:p>
      <text:p text:style-name="Standard"><text:s text:c="4"/>int32_t MBMCID, UTC;</text:p>
      <text:p text:style-name="Standard"><text:s text:c="4"/>struct harvesttype harvest;</text:p>
      <text:p text:style-name="Standard"><text:s text:c="4"/>struct portstype ports;</text:p>
      <text:p text:style-name="Standard"><text:s text:c="4"/>struct diversiontype diversion;</text:p>
      <text:p text:style-name="Standard"><text:s text:c="4"/>int32_t crc;</text:p>
      <text:p text:style-name="Standard">}</text:p>
      <text:p text:style-name="Standard">volatile mbmctype;</text:p>
      <text:p text:style-name="Standard"/>
      <text:p text:style-name="Standard">The current project JavaScript is located here: https://github.com/nsaspook/mbmc/blob/master/TCPIP%20Demo%20App/WebPages2/dynvars_a.ht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7T11:55:21.27</meta:creation-date>
    <meta:generator>OpenOffice/4.0.1$Win32 OpenOffice.org_project/401m5$Build-9714</meta:generator>
    <dc:date>2015-01-08T13:40:59</dc:date>
    <meta:editing-duration>PT1H58M53S</meta:editing-duration>
    <meta:editing-cycles>7</meta:editing-cycles>
    <meta:document-statistic meta:table-count="1" meta:image-count="0" meta:object-count="0" meta:page-count="3" meta:paragraph-count="84" meta:word-count="629" meta:character-count="4491"/>
  </office:meta>
</office:document-meta>
</file>